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Ultrafine_20_Dashed" draw:marker-end="Arrow" draw:marker-end-width="0.102cm" draw:fill="none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layer="layout" svg:width="4.146cm" svg:height="3.385cm" svg:x="0.82cm" svg:y="1.333cm">
          <draw:object xlink:href="./Object 1" xlink:type="simple" xlink:show="embed" xlink:actuate="onLoad"/>
          <draw:image xlink:href="./ObjectReplacements/Object 1" xlink:type="simple" xlink:show="embed" xlink:actuate="onLoad"/>
          <draw:glue-point draw:id="4" svg:x="4.137cm" svg:y="4.632cm"/>
          <draw:glue-point draw:id="5" svg:x="4.269cm" svg:y="-0.028cm"/>
          <draw:glue-point draw:id="6" svg:x="1.956cm" svg:y="-0.93cm"/>
          <draw:glue-point draw:id="7" svg:x="2.515cm" svg:y="-0.93cm"/>
        </draw:frame>
        <draw:frame draw:style-name="gr2" draw:text-style-name="P2" draw:layer="layout" svg:width="2.89cm" svg:height="4.659cm" svg:x="5.536cm" svg:y="0.4cm">
          <draw:text-box>
            <text:p><text:span text:style-name="T1"><text:s/></text:span><text:span text:style-name="T1">کی صورت میں</text:span></text:p>
            <text:p text:style-name="P1"><text:span text:style-name="T1">اور</text:span></text:p>
            <text:p text:style-name="P1"><text:span text:style-name="T1">کی صورت میں</text:span></text:p>
            <text:p text:style-name="P1"><text:span text:style-name="T1">لکھیں اور اسی طرح</text:span></text:p>
            <text:p text:style-name="P1"><text:span text:style-name="T1">کی صورت میں</text:span></text:p>
            <text:p text:style-name="P1"><text:span text:style-name="T1">اور</text:span></text:p>
            <text:p text:style-name="P1"><text:span text:style-name="T1">کی صورت میں</text:span></text:p>
            <text:p text:style-name="P1"><text:span text:style-name="T1">لکھیں</text:span></text:p>
          </draw:text-box>
        </draw:frame>
        <draw:frame draw:style-name="gr1" draw:layer="layout" svg:width="0.936cm" svg:height="0.389cm" svg:x="7.582cm" svg:y="0.55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923cm" svg:height="0.389cm" svg:x="7.789cm" svg:y="3.86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xml:id="id2" draw:id="id2" draw:layer="layout" svg:width="0.454cm" svg:height="0.389cm" svg:x="5.401cm" svg:y="0.61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0.936cm" svg:height="0.389cm" svg:x="7.749cm" svg:y="1.64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layer="layout" svg:width="0.454cm" svg:height="0.389cm" svg:x="5.659cm" svg:y="1.69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layer="layout" svg:width="0.923cm" svg:height="0.389cm" svg:x="7.777cm" svg:y="2.76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0.45cm" svg:height="0.389cm" svg:x="5.595cm" svg:y="2.80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xml:id="id5" draw:id="id5" draw:layer="layout" svg:width="0.45cm" svg:height="0.389cm" svg:x="5.646cm" svg:y="3.917cm">
          <draw:object xlink:href="./Object 9" xlink:type="simple" xlink:show="embed" xlink:actuate="onLoad"/>
          <draw:image xlink:href="./ObjectReplacements/Object 9" xlink:type="simple" xlink:show="embed" xlink:actuate="onLoad"/>
          <draw:glue-point draw:id="4" svg:x="-3.422cm" svg:y="0.154cm"/>
        </draw:frame>
        <draw:custom-shape draw:style-name="gr3" draw:text-style-name="P1" xml:id="id4" draw:id="id4" draw:layer="layout" svg:width="0.465cm" svg:height="0.595cm" svg:x="1.329cm" svg:y="2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046cm" svg:height="0.723cm" svg:x="3.42cm" svg:y="2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0.465cm" svg:height="0.595cm" svg:x="0.788cm" svg:y="2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draw:line-skew="0.6cm" svg:x1="0.856cm" svg:y1="2.811cm" svg:x2="5.401cm" svg:y2="0.805cm" draw:start-shape="id1" draw:start-glue-point="5" draw:end-shape="id2" draw:end-glue-point="3" svg:d="m856 2811c45 0-2227-2006 4545-2006">
          <text:p/>
        </draw:connector>
        <draw:connector draw:style-name="gr5" draw:text-style-name="P1" draw:layer="layout" draw:type="curve" draw:line-skew="0.541cm" svg:x1="5.628cm" svg:y1="1cm" svg:x2="3.943cm" svg:y2="2.62cm" draw:start-shape="id2" draw:end-shape="id3" draw:end-glue-point="4" svg:d="m5628 1000c0 2025-1685 1215-1685 1620">
          <text:p/>
        </draw:connector>
        <draw:connector draw:style-name="gr4" draw:text-style-name="P1" draw:layer="layout" draw:type="curve" draw:line-skew="-0.365cm" svg:x1="1.726cm" svg:y1="3.231cm" svg:x2="5.718cm" svg:y2="4.116cm" draw:start-shape="id4" draw:start-glue-point="9" draw:end-shape="id5" draw:end-glue-point="4" svg:d="m1726 3231c2445 0 449 885 3992 885">
          <text:p/>
        </draw:connector>
        <draw:connector draw:style-name="gr5" draw:text-style-name="P1" draw:layer="layout" draw:type="curve" draw:line-skew="0.064cm 0cm -0.4cm" svg:x1="5.871cm" svg:y1="3.917cm" svg:x2="4.313cm" svg:y2="3.237cm" draw:start-shape="id5" draw:start-glue-point="0" draw:end-shape="id3" draw:end-glue-point="9" svg:d="m5871 3917c0-654-814-436-814-454s-744 84-744-226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halid khan</meta:initial-creator>
    <meta:creation-date>2011-02-25T16:05:46</meta:creation-date>
    <dc:date>2011-12-22T19:04:09</dc:date>
    <dc:creator>khalid khan</dc:creator>
    <meta:editing-duration>PT6H19M39S</meta:editing-duration>
    <meta:editing-cycles>29</meta:editing-cycles>
    <meta:generator>LibreOffice/3.4$Linux LibreOffice_project/340m1$Build-402</meta:generator>
    <meta:document-statistic meta:object-count="17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i>A</mi>
              <mphantom>
                <mstyle>
                  <mrow>
                    <mrow>
                      <mn>0</mn>
                    </mrow>
                  </mrow>
                </mstyle>
              </mphantom>
              <mi>B</mi>
              <mphantom>
                <mstyle>
                  <mrow>
                    <mrow>
                      <mn>00</mn>
                    </mrow>
                  </mrow>
                </mstyle>
              </mphantom>
              <mi>C</mi>
              <mphantom>
                <mstyle>
                  <mrow>
                    <mrow>
                      <mn>0</mn>
                    </mrow>
                  </mrow>
                </mstyle>
              </mphantom>
              <mi mathvariant="italic">ضرب</mi>
              <mi mathvariant="italic">ارکان</mi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0</mn>
                    </mrow>
                  </mrow>
                </mstyle>
              </mphantom>
              <mn>0</mn>
              <mphantom>
                <mstyle>
                  <mrow>
                    <mrow>
                      <mn>0000</mn>
                    </mrow>
                  </mrow>
                </mstyle>
              </mphantom>
              <mover accent="true">
                <mrow>
                  <mi>A</mi>
                </mrow>
                <mo>¯</mo>
              </mover>
              <mover accent="true">
                <mrow>
                  <mi>B</mi>
                </mrow>
                <mo>¯</mo>
              </mover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0</mn>
                    </mrow>
                  </mrow>
                </mstyle>
              </mphantom>
              <mn>1</mn>
              <mphantom>
                <mstyle>
                  <mrow>
                    <mrow>
                      <mn>0000</mn>
                    </mrow>
                  </mrow>
                </mstyle>
              </mphantom>
              <mover accent="true">
                <mrow>
                  <mi>A</mi>
                </mrow>
                <mo>¯</mo>
              </mover>
              <mi>B</mi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0</mn>
                    </mrow>
                  </mrow>
                </mstyle>
              </mphantom>
              <mn>0</mn>
              <mphantom>
                <mstyle>
                  <mrow>
                    <mrow>
                      <mn>0000</mn>
                    </mrow>
                  </mrow>
                </mstyle>
              </mphantom>
              <mi>A</mi>
              <mover accent="true">
                <mrow>
                  <mi>B</mi>
                </mrow>
                <mo>¯</mo>
              </mover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0</mn>
                    </mrow>
                  </mrow>
                </mstyle>
              </mphantom>
              <mn>1</mn>
              <mphantom>
                <mstyle>
                  <mrow>
                    <mrow>
                      <mn>0000</mn>
                    </mrow>
                  </mrow>
                </mstyle>
              </mphantom>
              <mi>A</mi>
              <mi>B</mi>
            </mrow>
          </mtd>
        </mtr>
      </mtable>
    </mrow>
    <annotation encoding="StarMath 5.0">stack{
alignl A phantom{0} B phantom{00} C phantom{0}  ضرب ارکان #
alignl 0 phantom{0} 0 phantom{000} 0 phantom{0000} overline{A} overline{B} #
alignl 0 phantom{0} 1 phantom{000} 1 phantom{0000} overline{A} B #
alignl 1 phantom{0} 0 phantom{000} 0 phantom{0000} A overline{B} #
alignl 1 phantom{0} 1 phantom{000} 1 phantom{0000} A B 
}</annotation>
  </semantics>
</math>
</file>

<file path=Object 2/content.xml><?xml version="1.0" encoding="utf-8"?>
<math xmlns="http://www.w3.org/1998/Math/MathML">
  <semantics>
    <mrow>
      <mrow>
        <mi>A</mi>
        <mo stretchy="false">=</mo>
        <mn>0</mn>
      </mrow>
    </mrow>
    <annotation encoding="StarMath 5.0">A=0</annotation>
  </semantics>
</math>
</file>

<file path=Object 3/content.xml><?xml version="1.0" encoding="utf-8"?>
<math xmlns="http://www.w3.org/1998/Math/MathML">
  <semantics>
    <mrow>
      <mrow>
        <mi>B</mi>
        <mo stretchy="false">=</mo>
        <mn>1</mn>
      </mrow>
    </mrow>
    <annotation encoding="StarMath 5.0">B=1</annotation>
  </semantics>
</math>
</file>

<file path=Object 4/content.xml><?xml version="1.0" encoding="utf-8"?>
<math xmlns="http://www.w3.org/1998/Math/MathML">
  <semantics>
    <mrow>
      <mrow>
        <mi>B</mi>
        <mo stretchy="false">=</mo>
        <mn>0</mn>
      </mrow>
    </mrow>
    <annotation encoding="StarMath 5.0">B=0</annotation>
  </semantics>
</math>
</file>

<file path=Object 5/content.xml><?xml version="1.0" encoding="utf-8"?>
<math xmlns="http://www.w3.org/1998/Math/MathML">
  <semantics>
    <mrow>
      <mover accent="true">
        <mrow>
          <mi>A</mi>
        </mrow>
        <mo>¯</mo>
      </mover>
    </mrow>
    <annotation encoding="StarMath 5.0">overline{A}</annotation>
  </semantics>
</math>
</file>

<file path=Object 6/content.xml><?xml version="1.0" encoding="utf-8"?>
<math xmlns="http://www.w3.org/1998/Math/MathML">
  <semantics>
    <mrow>
      <mrow>
        <mi>A</mi>
        <mo stretchy="false">=</mo>
        <mn>1</mn>
      </mrow>
    </mrow>
    <annotation encoding="StarMath 5.0">A=1</annotation>
  </semantics>
</math>
</file>

<file path=Object 7/content.xml><?xml version="1.0" encoding="utf-8"?>
<math xmlns="http://www.w3.org/1998/Math/MathML">
  <semantics>
    <mrow>
      <mi>A</mi>
    </mrow>
    <annotation encoding="StarMath 5.0">A</annotation>
  </semantics>
</math>
</file>

<file path=Object 8/content.xml><?xml version="1.0" encoding="utf-8"?>
<math xmlns="http://www.w3.org/1998/Math/MathML">
  <semantics>
    <mrow>
      <mover accent="true">
        <mrow>
          <mi>B</mi>
        </mrow>
        <mo>¯</mo>
      </mover>
    </mrow>
    <annotation encoding="StarMath 5.0">overline{B}</annotation>
  </semantics>
</math>
</file>

<file path=Object 9/content.xml><?xml version="1.0" encoding="utf-8"?>
<math xmlns="http://www.w3.org/1998/Math/MathML">
  <semantics>
    <mrow>
      <mi>B</mi>
    </mrow>
    <annotation encoding="StarMath 5.0">B</annotation>
  </semantics>
</math>
</file>